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000000" loext:opacity="100%" style:font-name="Monospace" fo:font-size="10pt" fo:font-style="italic" style:font-size-asian="10pt" style:font-style-asian="italic"/>
    </style:style>
    <style:style style:name="T4" style:family="text">
      <style:text-properties fo:color="#6a3e3e" loext:opacity="100%" style:font-name="Monospace" fo:font-size="10pt" style:font-size-asian="10pt"/>
    </style:style>
    <style:style style:name="T5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6" style:family="text">
      <style:text-properties fo:color="#0000c0" loext:opacity="100%" style:font-name="Monospace" fo:font-size="10pt" style:font-size-asian="10pt"/>
    </style:style>
    <style:style style:name="T7" style:family="text">
      <style:text-properties fo:color="#2a00ff" loext:opacity="100%" style:font-name="Monospace" fo:font-size="10pt" style:font-size-asian="10pt"/>
    </style:style>
    <style:style style:name="T8" style:family="text">
      <style:text-properties fo:color="#3f7f5f" loext:opacity="100%" style:font-name="Monospace" fo:font-size="10pt" style:font-size-asian="10pt"/>
    </style:style>
    <style:style style:name="T9" style:family="text">
      <style:text-properties fo:color="#3f7f5f" loext:opacity="100%" style:font-name="Monospace" fo:font-size="10pt" officeooo:rsid="0017bd8a" style:font-size-asian="10pt"/>
    </style:style>
    <style:style style:name="T10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ublic</text:span><text:span text:style-name="T2"> </text:span><text:span text:style-name="T1">class</text:span><text:span text:style-name="T2"> Ejercicio3_1a {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</text:span></text:p>
      <text:p text:style-name="P1"><text:span text:style-name="T2"><text:tab/><text:tab/></text:span></text:p>
      <text:p text:style-name="P1"><text:span text:style-name="T2"><text:tab/><text:tab/> System.</text:span><text:span text:style-name="T5">out</text:span><text:span text:style-name="T2">.println (</text:span><text:span text:style-name="T7">"Ejercicio 1 a:"</text:span><text:span text:style-name="T2">);</text:span></text:p>
      <text:p text:style-name="P1"><text:span text:style-name="T2"><text:tab/><text:tab/><text:tab/></text:span></text:p>
      <text:p text:style-name="P1"><text:span text:style-name="T2"><text:tab/><text:tab/><text:tab/>String </text:span><text:span text:style-name="T4">ejerCicio</text:span><text:span text:style-name="T2"> = </text:span><text:span text:style-name="T7">"Un ejercicio de rutina de Java"</text:span><text:span text:style-name="T2">;</text:span></text:p>
      <text:p text:style-name="P1"><text:span text:style-name="T2"><text:tab/><text:tab/><text:tab/></text:span></text:p>
      <text:p text:style-name="P1"><text:span text:style-name="T2"><text:tab/><text:tab/><text:tab/></text:span><text:span text:style-name="T1">int</text:span><text:span text:style-name="T2"> </text:span><text:span text:style-name="T4">coNt</text:span><text:span text:style-name="T2"> = 0;</text:span></text:p>
      <text:p text:style-name="P1"><text:span text:style-name="T2"><text:tab/><text:tab/><text:tab/></text:span><text:span text:style-name="T1">char</text:span><text:span text:style-name="T2"> </text:span><text:span text:style-name="T4">leTra</text:span><text:span text:style-name="T2"> = </text:span><text:span text:style-name="T7">'a'</text:span><text:span text:style-name="T2">;</text:span></text:p>
      <text:p text:style-name="P1"><text:span text:style-name="T2"><text:tab/><text:tab/><text:tab/></text:span><text:span text:style-name="T1">char</text:span><text:span text:style-name="T2"> </text:span><text:span text:style-name="T4">ejercicioLetra</text:span><text:span text:style-name="T2"> = </text:span><text:span text:style-name="T7">'a'</text:span><text:span text:style-name="T2">;</text:span></text:p>
      <text:p text:style-name="P1"><text:span text:style-name="T2"><text:tab/><text:tab/><text:tab/></text:span></text:p>
      <text:p text:style-name="P1"><text:span text:style-name="T2"><text:tab/><text:tab/><text:tab/></text:span><text:span text:style-name="T1">for</text:span><text:span text:style-name="T2"> (</text:span><text:span text:style-name="T1">int</text:span><text:span text:style-name="T2"> </text:span><text:span text:style-name="T4">c</text:span><text:span text:style-name="T2"> = 0; </text:span><text:span text:style-name="T4">c</text:span><text:span text:style-name="T2"> &lt; </text:span><text:span text:style-name="T4">ejerCicio</text:span><text:span text:style-name="T2">.length(); </text:span><text:span text:style-name="T4">c</text:span><text:span text:style-name="T2">++) {</text:span></text:p>
      <text:p text:style-name="P1"><text:span text:style-name="T2"><text:tab/><text:tab/><text:tab/><text:tab/></text:span><text:span text:style-name="T4">ejercicioLetra</text:span><text:span text:style-name="T2"> = </text:span><text:span text:style-name="T4">ejerCicio</text:span><text:span text:style-name="T2">.charAt(</text:span><text:span text:style-name="T4">c</text:span><text:span text:style-name="T2">);</text:span></text:p>
      <text:p text:style-name="P1"><text:span text:style-name="T2"><text:tab/><text:tab/><text:tab/><text:tab/></text:span><text:span text:style-name="T1">if</text:span><text:span text:style-name="T2"> (</text:span><text:span text:style-name="T4">ejercicioLetra</text:span><text:span text:style-name="T2"> == </text:span><text:span text:style-name="T4">leTra</text:span><text:span text:style-name="T2">) {</text:span></text:p>
      <text:p text:style-name="P1"><text:span text:style-name="T2"><text:tab/><text:tab/><text:tab/><text:tab/><text:tab/></text:span><text:span text:style-name="T4">coNt</text:span><text:span text:style-name="T2">++;</text:span></text:p>
      <text:p text:style-name="P1"><text:span text:style-name="T2"><text:tab/><text:tab/><text:tab/><text:tab/>}<text:tab/> <text:s text:c="3"/></text:span></text:p>
      <text:p text:style-name="P1"><text:span text:style-name="T2"><text:tab/><text:tab/><text:tab/>}</text:span></text:p>
      <text:p text:style-name="P1"><text:span text:style-name="T2"><text:tab/><text:tab/><text:tab/></text:span></text:p>
      <text:p text:style-name="P1"><text:span text:style-name="T2"><text:tab/><text:tab/><text:tab/>System.</text:span><text:span text:style-name="T5">out</text:span><text:span text:style-name="T2">.println(</text:span><text:span text:style-name="T4">coNt</text:span><text:span text:style-name="T2">);</text:span></text:p>
      <text:p text:style-name="P1"><text:span text:style-name="T2"><text:tab/><text:tab/><text:tab/></text:span></text:p>
      <text:p text:style-name="P1"><text:span text:style-name="T2"><text:tab/><text:tab/><text:tab/></text:span><text:span text:style-name="T8">//</text:span><text:span text:style-name="T10">intenté</text:span><text:span text:style-name="T8"> </text:span><text:span text:style-name="T10">realizar</text:span><text:span text:style-name="T8"> el </text:span><text:span text:style-name="T10">ejercicio</text:span><text:span text:style-name="T8"> sin charAt </text:span><text:span text:style-name="T10">por</text:span><text:span text:style-name="T8"> </text:span><text:span text:style-name="T10">un</text:span><text:span text:style-name="T8"> </text:span><text:span text:style-name="T10">lado</text:span><text:span text:style-name="T8">, y </text:span><text:span text:style-name="T10">por</text:span><text:span text:style-name="T8"> </text:span><text:span text:style-name="T10">otro</text:span><text:span text:style-name="T8"> </text:span><text:span text:style-name="T10">con</text:span><text:span text:style-name="T8"> indexOf, </text:span><text:span text:style-name="T10">pero</text:span><text:span text:style-name="T8"> no </text:span><text:span text:style-name="T10">pude</text:span><text:span text:style-name="T8"> </text:span><text:span text:style-name="T10">resolverlo</text:span><text:span text:style-name="T8">, </text:span><text:span text:style-name="T10">al</text:span><text:span text:style-name="T8"> </text:span><text:span text:style-name="T10">menos</text:span><text:span text:style-name="T8"> </text:span><text:span text:style-name="T10">de</text:span><text:span text:style-name="T8"> </text:span><text:span text:style-name="T10">momento</text:span><text:span text:style-name="T8"> </text:span><text:span text:style-name="T10">de</text:span><text:span text:style-name="T8"> </text:span><text:span text:style-name="T10">esa</text:span><text:span text:style-name="T8"> </text:span><text:span text:style-name="T10">manera</text:span></text:p>
      <text:p text:style-name="P1"><text:span text:style-name="T2"><text:tab/><text:tab/></text:span></text:p>
      <text:p text:style-name="P1"><text:span text:style-name="T2"><text:tab/><text:tab/><text:tab/></text:span></text:p>
      <text:p text:style-name="P1"><text:span text:style-name="T2"><text:tab/><text:tab/><text:tab/></text:span></text:p>
      <text:p text:style-name="P2"/>
      <text:p text:style-name="P1"><text:span text:style-name="T2"><text:tab/>}</text:span></text:p>
      <text:p text:style-name="P2"/>
      <text:p text:style-name="Standard"><text:span text:style-name="T2">}</text:span></text:p>
      <text:p text:style-name="Standard"><text:span text:style-name="T2"/></text:p>
      <text:p text:style-name="P1"><text:span text:style-name="T1">import</text:span><text:span text:style-name="T2"> java.util.Arrays;</text:span></text:p>
      <text:p text:style-name="P2"/>
      <text:p text:style-name="P1"><text:span text:style-name="T1">public</text:span><text:span text:style-name="T2"> </text:span><text:span text:style-name="T1">class</text:span><text:span text:style-name="T2"> Ejercicio3_1b {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</text:span></text:p>
      <text:p text:style-name="P1"><text:span text:style-name="T2"><text:tab/><text:tab/></text:span></text:p>
      <text:p text:style-name="P1"><text:span text:style-name="T2"><text:s text:c="8"/>System.</text:span><text:span text:style-name="T5">out</text:span><text:span text:style-name="T2">.println (</text:span><text:span text:style-name="T7">"Ejercicio 1 b. Camino largo:"</text:span><text:span text:style-name="T2">);</text:span></text:p>
      <text:p text:style-name="P1"><text:span text:style-name="T2"><text:s text:c="8"/></text:span></text:p>
      <text:p text:style-name="P1"><text:span text:style-name="T2"><text:s text:c="8"/></text:span><text:span text:style-name="T1">int</text:span><text:span text:style-name="T2"> </text:span><text:span text:style-name="T4">unArray</text:span><text:span text:style-name="T2"> [] = {109, 80, 24};</text:span></text:p>
      <text:p text:style-name="P1"><text:span text:style-name="T2"><text:s text:c="8"/></text:span><text:span text:style-name="T1">int</text:span><text:span text:style-name="T2"> </text:span><text:span text:style-name="T4">orDen</text:span><text:span text:style-name="T2"> [] = </text:span><text:span text:style-name="T1">new</text:span><text:span text:style-name="T2"> </text:span><text:span text:style-name="T1">int</text:span><text:span text:style-name="T2"> [3];</text:span></text:p>
      <text:p text:style-name="P1"><text:span text:style-name="T2"><text:s text:c="8"/></text:span></text:p>
      <text:p text:style-name="P1"><text:span text:style-name="T2"><text:s text:c="8"/></text:span></text:p>
      <text:p text:style-name="P1"><text:span text:style-name="T2"><text:s text:c="8"/></text:span><text:span text:style-name="T1">if</text:span><text:span text:style-name="T2"> ((</text:span><text:span text:style-name="T4">unArray</text:span><text:span text:style-name="T2"> [0] &lt; </text:span><text:span text:style-name="T4">unArray</text:span><text:span text:style-name="T2"> [1]) &amp;&amp; (</text:span><text:span text:style-name="T4">unArray</text:span><text:span text:style-name="T2"> [0] &lt; </text:span><text:span text:style-name="T4">unArray</text:span><text:span text:style-name="T2"> [2])) {</text:span></text:p>
      <text:p text:style-name="P1"><text:span text:style-name="T2"><text:s text:c="8"/><text:tab/></text:span><text:span text:style-name="T4">orDen</text:span><text:span text:style-name="T2"> [0] = </text:span><text:span text:style-name="T4">unArray</text:span><text:span text:style-name="T2"> [2];</text:span></text:p>
      <text:p text:style-name="P1"><text:span text:style-name="T2"><text:s text:c="8"/><text:tab/></text:span><text:span text:style-name="T4">orDen</text:span><text:span text:style-name="T2"> [1] = </text:span><text:span text:style-name="T4">unArray</text:span><text:span text:style-name="T2"> [1];</text:span></text:p>
      <text:p text:style-name="P1"><text:span text:style-name="T2"><text:s text:c="8"/><text:tab/></text:span><text:span text:style-name="T4">orDen</text:span><text:span text:style-name="T2"> [2] = </text:span><text:span text:style-name="T4">unArray</text:span><text:span text:style-name="T2"> [0];</text:span></text:p>
      <text:p text:style-name="P1"><text:span text:style-name="T2"><text:s text:c="8"/>} </text:span><text:span text:style-name="T1">else</text:span><text:span text:style-name="T2"> </text:span><text:span text:style-name="T1">if</text:span><text:span text:style-name="T2"> ((</text:span><text:span text:style-name="T4">unArray</text:span><text:span text:style-name="T2"> [0] &gt; </text:span><text:span text:style-name="T4">unArray</text:span><text:span text:style-name="T2"> [1]) &amp;&amp; (</text:span><text:span text:style-name="T4">unArray</text:span><text:span text:style-name="T2"> [1] &gt; </text:span><text:span text:style-name="T4">unArray</text:span><text:span text:style-name="T2"> [2])) {</text:span></text:p>
      <text:p text:style-name="P1"><text:span text:style-name="T2"><text:s text:c="8"/><text:tab/></text:span><text:span text:style-name="T4">orDen</text:span><text:span text:style-name="T2"> [0] = </text:span><text:span text:style-name="T4">unArray</text:span><text:span text:style-name="T2"> [0];</text:span></text:p>
      <text:p text:style-name="P1"><text:span text:style-name="T2"><text:s text:c="8"/><text:tab/></text:span><text:span text:style-name="T4">orDen</text:span><text:span text:style-name="T2"> [1] = </text:span><text:span text:style-name="T4">unArray</text:span><text:span text:style-name="T2"> [1];</text:span></text:p>
      <text:p text:style-name="P1"><text:span text:style-name="T2"><text:s text:c="8"/><text:tab/></text:span><text:span text:style-name="T4">orDen</text:span><text:span text:style-name="T2"> [2] = </text:span><text:span text:style-name="T4">unArray</text:span><text:span text:style-name="T2"> [2];</text:span></text:p>
      <text:p text:style-name="P1"><text:span text:style-name="T2"><text:s text:c="8"/>} </text:span><text:span text:style-name="T1">else</text:span><text:span text:style-name="T2"> </text:span><text:span text:style-name="T1">if</text:span><text:span text:style-name="T2"> ((</text:span><text:span text:style-name="T4">unArray</text:span><text:span text:style-name="T2"> [0] &lt; </text:span><text:span text:style-name="T4">unArray</text:span><text:span text:style-name="T2"> [1]) &amp;&amp; (</text:span><text:span text:style-name="T4">unArray</text:span><text:span text:style-name="T2"> [1] &gt; </text:span><text:span text:style-name="T4">unArray</text:span><text:span text:style-name="T2"> [2])) {</text:span></text:p>
      <text:p text:style-name="P1"><text:span text:style-name="T2"><text:s text:c="8"/><text:tab/></text:span><text:span text:style-name="T4">orDen</text:span><text:span text:style-name="T2"> [0] = </text:span><text:span text:style-name="T4">unArray</text:span><text:span text:style-name="T2"> [1];</text:span></text:p>
      <text:p text:style-name="P1"><text:span text:style-name="T2"><text:s text:c="8"/><text:tab/></text:span><text:span text:style-name="T1">if</text:span><text:span text:style-name="T2"> (</text:span><text:span text:style-name="T4">unArray</text:span><text:span text:style-name="T2"> [0] &gt; </text:span><text:span text:style-name="T4">unArray</text:span><text:span text:style-name="T2"> [2]) {</text:span></text:p>
      <text:p text:style-name="P1"><text:span text:style-name="T2"><text:s text:c="8"/><text:tab/> <text:s text:c="2"/></text:span><text:span text:style-name="T4">orDen</text:span><text:span text:style-name="T2"> [1] = </text:span><text:span text:style-name="T4">unArray</text:span><text:span text:style-name="T2"> [0];</text:span></text:p>
      <text:p text:style-name="P1"><text:span text:style-name="T2"><text:s text:c="8"/><text:tab/> <text:s text:c="2"/></text:span><text:span text:style-name="T4">orDen</text:span><text:span text:style-name="T2"> [2] = </text:span><text:span text:style-name="T4">unArray</text:span><text:span text:style-name="T2"> [2];</text:span></text:p>
      <text:p text:style-name="P1"><text:span text:style-name="T2"><text:s text:c="8"/><text:tab/>}</text:span></text:p>
      <text:p text:style-name="P1"><text:span text:style-name="T2"><text:s text:c="8"/><text:tab/>} </text:span><text:span text:style-name="T1">else</text:span><text:span text:style-name="T2"> </text:span><text:span text:style-name="T1">if</text:span><text:span text:style-name="T2"> (</text:span><text:span text:style-name="T4">unArray</text:span><text:span text:style-name="T2"> [0] &lt; </text:span><text:span text:style-name="T4">unArray</text:span><text:span text:style-name="T2"> [2]) {</text:span></text:p>
      <text:p text:style-name="P1"><text:span text:style-name="T2"><text:s text:c="8"/><text:tab/><text:tab/></text:span><text:span text:style-name="T4">orDen</text:span><text:span text:style-name="T2"> [1] = </text:span><text:span text:style-name="T4">unArray</text:span><text:span text:style-name="T2"> [2];</text:span></text:p>
      <text:p text:style-name="P1"><text:span text:style-name="T2"><text:s text:c="8"/><text:tab/><text:tab/></text:span><text:span text:style-name="T4">orDen</text:span><text:span text:style-name="T2"> [2] = </text:span><text:span text:style-name="T4">unArray</text:span><text:span text:style-name="T2"> [0];</text:span></text:p>
      <text:p text:style-name="P1"><text:span text:style-name="T2"><text:s text:c="8"/>} </text:span><text:span text:style-name="T1">else</text:span><text:span text:style-name="T2"> </text:span><text:span text:style-name="T1">if</text:span><text:span text:style-name="T2"> ((</text:span><text:span text:style-name="T4">unArray</text:span><text:span text:style-name="T2"> [0] &gt; </text:span><text:span text:style-name="T4">unArray</text:span><text:span text:style-name="T2"> [1]) &amp;&amp; (</text:span><text:span text:style-name="T4">unArray</text:span><text:span text:style-name="T2"> [1] &lt; </text:span><text:span text:style-name="T4">unArray</text:span><text:span text:style-name="T2"> [2])) {</text:span></text:p>
      <text:p text:style-name="P1"><text:span text:style-name="T2"><text:s text:c="8"/><text:tab/></text:span><text:span text:style-name="T4">orDen</text:span><text:span text:style-name="T2"> [2] = </text:span><text:span text:style-name="T4">unArray</text:span><text:span text:style-name="T2"> [1];</text:span></text:p>
      <text:p text:style-name="P1"><text:soft-page-break/><text:span text:style-name="T2"><text:s text:c="8"/><text:tab/></text:span><text:span text:style-name="T1">if</text:span><text:span text:style-name="T2"> (</text:span><text:span text:style-name="T4">unArray</text:span><text:span text:style-name="T2"> [0] &gt; </text:span><text:span text:style-name="T4">unArray</text:span><text:span text:style-name="T2"> [2]) {</text:span></text:p>
      <text:p text:style-name="P1"><text:span text:style-name="T2"><text:s text:c="8"/><text:tab/><text:tab/></text:span><text:span text:style-name="T4">orDen</text:span><text:span text:style-name="T2"> [0] = </text:span><text:span text:style-name="T4">unArray</text:span><text:span text:style-name="T2"> [0];</text:span></text:p>
      <text:p text:style-name="P1"><text:span text:style-name="T2"><text:s text:c="8"/><text:tab/><text:tab/></text:span><text:span text:style-name="T4">orDen</text:span><text:span text:style-name="T2"> [1] = </text:span><text:span text:style-name="T4">unArray</text:span><text:span text:style-name="T2"> [2];</text:span></text:p>
      <text:p text:style-name="P1"><text:span text:style-name="T2"><text:s text:c="8"/><text:tab/>} </text:span><text:span text:style-name="T1">else</text:span><text:span text:style-name="T2"> </text:span><text:span text:style-name="T1">if</text:span><text:span text:style-name="T2"> (</text:span><text:span text:style-name="T4">unArray</text:span><text:span text:style-name="T2"> [0] &lt; </text:span><text:span text:style-name="T4">unArray</text:span><text:span text:style-name="T2"> [2]) {</text:span></text:p>
      <text:p text:style-name="P1"><text:span text:style-name="T2"><text:s text:c="8"/><text:tab/><text:tab/></text:span><text:span text:style-name="T4">orDen</text:span><text:span text:style-name="T2"> [0] = </text:span><text:span text:style-name="T4">unArray</text:span><text:span text:style-name="T2"> [2];</text:span></text:p>
      <text:p text:style-name="P1"><text:span text:style-name="T2"><text:s text:c="8"/><text:tab/><text:tab/></text:span><text:span text:style-name="T4">orDen</text:span><text:span text:style-name="T2"> [1] = </text:span><text:span text:style-name="T4">unArray</text:span><text:span text:style-name="T2"> [0];</text:span></text:p>
      <text:p text:style-name="P1"><text:span text:style-name="T2"><text:s text:c="8"/><text:tab/>}</text:span></text:p>
      <text:p text:style-name="P1"><text:span text:style-name="T2"><text:s text:c="8"/>}</text:span></text:p>
      <text:p text:style-name="P1"><text:span text:style-name="T2"><text:tab/></text:span></text:p>
      <text:p text:style-name="P1"><text:span text:style-name="T2"><text:s text:c="8"/>System.</text:span><text:span text:style-name="T5">out</text:span><text:span text:style-name="T2">.println (</text:span><text:span text:style-name="T7">"De mayor a menor:"</text:span><text:span text:style-name="T2">);</text:span></text:p>
      <text:p text:style-name="P1"><text:span text:style-name="T2"><text:s text:c="8"/>System.</text:span><text:span text:style-name="T5">out</text:span><text:span text:style-name="T2">.println (</text:span><text:span text:style-name="T4">orDen</text:span><text:span text:style-name="T2">[0]);</text:span></text:p>
      <text:p text:style-name="P1"><text:span text:style-name="T2"><text:s text:c="8"/>System.</text:span><text:span text:style-name="T5">out</text:span><text:span text:style-name="T2">.println (</text:span><text:span text:style-name="T4">orDen</text:span><text:span text:style-name="T2"> [1]);</text:span></text:p>
      <text:p text:style-name="P1"><text:span text:style-name="T2"><text:s text:c="8"/>System.</text:span><text:span text:style-name="T5">out</text:span><text:span text:style-name="T2">.println (</text:span><text:span text:style-name="T4">orDen</text:span><text:span text:style-name="T2"> [2]);</text:span></text:p>
      <text:p text:style-name="P1"><text:span text:style-name="T2"><text:s text:c="8"/></text:span></text:p>
      <text:p text:style-name="P1"><text:span text:style-name="T2"><text:s text:c="8"/>System.</text:span><text:span text:style-name="T5">out</text:span><text:span text:style-name="T2">.println(</text:span><text:span text:style-name="T7">"Ejercicio 1 b. Camino corto:"</text:span><text:span text:style-name="T2">);</text:span></text:p>
      <text:p text:style-name="P1"><text:span text:style-name="T2"><text:s text:c="8"/></text:span></text:p>
      <text:p text:style-name="P1"><text:span text:style-name="T2"><text:s text:c="8"/>Integer </text:span><text:span text:style-name="T4">arrAy</text:span><text:span text:style-name="T2"> [] = {4, 8, 16};</text:span></text:p>
      <text:p text:style-name="P1"><text:span text:style-name="T2"><text:s text:c="8"/></text:span><text:span text:style-name="T1">boolean</text:span><text:span text:style-name="T2"> </text:span><text:span text:style-name="T4">maYormenor</text:span><text:span text:style-name="T2"> = </text:span><text:span text:style-name="T1">true</text:span><text:span text:style-name="T2">;</text:span></text:p>
      <text:p text:style-name="P1"><text:span text:style-name="T2"><text:s text:c="8"/></text:span></text:p>
      <text:p text:style-name="P1"><text:span text:style-name="T2"><text:s text:c="8"/></text:span><text:span text:style-name="T1">if</text:span><text:span text:style-name="T2"> (</text:span><text:span text:style-name="T4">maYormenor</text:span><text:span text:style-name="T2">) {</text:span></text:p>
      <text:p text:style-name="P1"><text:span text:style-name="T2"><text:s text:c="8"/><text:tab/>Arrays.</text:span><text:span text:style-name="T3">sort</text:span><text:span text:style-name="T2">(</text:span><text:span text:style-name="T4">arrAy</text:span><text:span text:style-name="T2">);</text:span></text:p>
      <text:p text:style-name="P1"><text:span text:style-name="T2"><text:s text:c="8"/>}</text:span></text:p>
      <text:p text:style-name="P1"><text:span text:style-name="T2"><text:s text:c="8"/></text:span></text:p>
      <text:p text:style-name="P1"><text:span text:style-name="T2"><text:s text:c="8"/>System.</text:span><text:span text:style-name="T5">out</text:span><text:span text:style-name="T2">.println (</text:span><text:span text:style-name="T7">"De menor a mayor:"</text:span><text:span text:style-name="T2">);</text:span></text:p>
      <text:p text:style-name="P1"><text:span text:style-name="T2"><text:s text:c="8"/></text:span></text:p>
      <text:p text:style-name="P1"><text:span text:style-name="T2"><text:s text:c="8"/></text:span><text:span text:style-name="T1">for</text:span><text:span text:style-name="T2"> (</text:span><text:span text:style-name="T1">int</text:span><text:span text:style-name="T2"> </text:span><text:span text:style-name="T4">numeros</text:span><text:span text:style-name="T2"> : </text:span><text:span text:style-name="T4">arrAy</text:span><text:span text:style-name="T2">) {</text:span></text:p>
      <text:p text:style-name="P1"><text:span text:style-name="T2"><text:s text:c="8"/><text:tab/>System.</text:span><text:span text:style-name="T5">out</text:span><text:span text:style-name="T2">.println (</text:span><text:span text:style-name="T4">numeros</text:span><text:span text:style-name="T2">);</text:span></text:p>
      <text:p text:style-name="P1"><text:span text:style-name="T2"><text:s text:c="8"/>}</text:span></text:p>
      <text:p text:style-name="P1"><text:span text:style-name="T2"><text:tab/>}</text:span></text:p>
      <text:p text:style-name="Standard"><text:span text:style-name="T2">}</text:span></text:p>
      <text:p text:style-name="Standard"><text:span text:style-name="T2"/></text:p>
      <text:p text:style-name="Standard"><text:span text:style-name="T2"/></text:p>
      <text:p text:style-name="P1"><text:span text:style-name="T1">public</text:span><text:span text:style-name="T2"> </text:span><text:span text:style-name="T1">class</text:span><text:span text:style-name="T2"> Ejercicio3_1c {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</text:span></text:p>
      <text:p text:style-name="P1"><text:span text:style-name="T2"><text:tab/><text:tab/></text:span></text:p>
      <text:p text:style-name="P1"><text:span text:style-name="T2"><text:tab/><text:tab/> System.</text:span><text:span text:style-name="T5">out</text:span><text:span text:style-name="T2">.println (</text:span><text:span text:style-name="T7">"Ejercicio 1 c:"</text:span><text:span text:style-name="T2">);</text:span></text:p>
      <text:p text:style-name="P1"><text:span text:style-name="T2"><text:tab/> <text:s text:c="7"/></text:span></text:p>
      <text:p text:style-name="P1"><text:span text:style-name="T2"><text:tab/> <text:s text:c="7"/></text:span><text:span text:style-name="T1">int</text:span><text:span text:style-name="T2"> </text:span><text:span text:style-name="T4">vecTor</text:span><text:span text:style-name="T2"> [] = {40, 60, 90, 100, 50, 20};</text:span></text:p>
      <text:p text:style-name="P1"><text:span text:style-name="T2"><text:tab/> <text:s text:c="7"/></text:span><text:span text:style-name="T1">int</text:span><text:span text:style-name="T2"> </text:span><text:span text:style-name="T4">nuMero</text:span><text:span text:style-name="T2"> = 50;</text:span></text:p>
      <text:p text:style-name="P1"><text:span text:style-name="T2"><text:tab/> <text:s text:c="7"/></text:span><text:span text:style-name="T1">int</text:span><text:span text:style-name="T2"> </text:span><text:span text:style-name="T4">suMa</text:span><text:span text:style-name="T2"> = 0;</text:span></text:p>
      <text:p text:style-name="P1"><text:span text:style-name="T2"><text:tab/> <text:s text:c="7"/></text:span><text:span text:style-name="T1">int</text:span><text:span text:style-name="T2"> </text:span><text:span text:style-name="T4">numaSumar</text:span><text:span text:style-name="T2"> = 0;</text:span></text:p>
      <text:p text:style-name="P1"><text:span text:style-name="T2"><text:tab/> <text:s text:c="7"/></text:span></text:p>
      <text:p text:style-name="P1"><text:span text:style-name="T2"><text:tab/> <text:s text:c="7"/></text:span><text:span text:style-name="T1">for</text:span><text:span text:style-name="T2"> (</text:span><text:span text:style-name="T1">int</text:span><text:span text:style-name="T2"> </text:span><text:span text:style-name="T4">a</text:span><text:span text:style-name="T2"> = 0; </text:span><text:span text:style-name="T4">a</text:span><text:span text:style-name="T2"> &lt; </text:span><text:span text:style-name="T4">vecTor</text:span><text:span text:style-name="T2">.</text:span><text:span text:style-name="T6">length</text:span><text:span text:style-name="T2">; </text:span><text:span text:style-name="T4">a</text:span><text:span text:style-name="T2">++) {</text:span></text:p>
      <text:p text:style-name="P1"><text:span text:style-name="T2"><text:tab/> <text:s text:c="7"/><text:tab/></text:span><text:span text:style-name="T4">numaSumar</text:span><text:span text:style-name="T2"> = </text:span><text:span text:style-name="T4">vecTor</text:span><text:span text:style-name="T2"> [</text:span><text:span text:style-name="T4">a</text:span><text:span text:style-name="T2">];</text:span></text:p>
      <text:p text:style-name="P1"><text:span text:style-name="T2"><text:tab/> <text:s text:c="7"/><text:tab/></text:span><text:span text:style-name="T1">if</text:span><text:span text:style-name="T2"> (</text:span><text:span text:style-name="T4">numaSumar</text:span><text:span text:style-name="T2"> &lt; </text:span><text:span text:style-name="T4">nuMero</text:span><text:span text:style-name="T2">) {</text:span></text:p>
      <text:p text:style-name="P1"><text:span text:style-name="T2"><text:tab/> <text:s text:c="7"/><text:tab/><text:tab/></text:span><text:span text:style-name="T4">suMa</text:span><text:span text:style-name="T2"> = </text:span><text:span text:style-name="T4">numaSumar</text:span><text:span text:style-name="T2"> + </text:span><text:span text:style-name="T4">suMa</text:span><text:span text:style-name="T2">;</text:span></text:p>
      <text:p text:style-name="P1"><text:span text:style-name="T2"><text:tab/> <text:s text:c="7"/><text:tab/>}</text:span></text:p>
      <text:p text:style-name="P1"><text:span text:style-name="T2"><text:tab/> <text:s text:c="7"/>}</text:span></text:p>
      <text:p text:style-name="P1"><text:span text:style-name="T2"><text:tab/> <text:s text:c="7"/></text:span></text:p>
      <text:p text:style-name="P1"><text:span text:style-name="T2"><text:tab/> <text:s text:c="7"/>System.</text:span><text:span text:style-name="T5">out</text:span><text:span text:style-name="T2">.println(</text:span><text:span text:style-name="T7">"El resultado del ejercicio es:"</text:span><text:span text:style-name="T2"> + </text:span><text:span text:style-name="T4">suMa</text:span><text:span text:style-name="T2">);</text:span></text:p>
      <text:p text:style-name="P2"/>
      <text:p text:style-name="P1"><text:span text:style-name="T2"><text:tab/>}</text:span></text:p>
      <text:p text:style-name="P2"/>
      <text:p text:style-name="P1"><text:span text:style-name="T2">}</text:span></text:p>
      <text:p text:style-name="Standard"><text:span text:style-name="T2"/></text:p>
      <text:p text:style-name="P1"><text:span text:style-name="T1">import</text:span><text:span text:style-name="T2"> java.util.Base64;</text:span></text:p>
      <text:p text:style-name="P2"/>
      <text:p text:style-name="P1"><text:span text:style-name="T1">public</text:span><text:span text:style-name="T2"> </text:span><text:span text:style-name="T1">class</text:span><text:span text:style-name="T2"> Ejercicio3_2 {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</text:span></text:p>
      <text:p text:style-name="P1"><text:span text:style-name="T2"><text:tab/><text:tab/></text:span></text:p>
      <text:p text:style-name="P1"><text:soft-page-break/><text:span text:style-name="T2"><text:s text:c="8"/>System.</text:span><text:span text:style-name="T5">out</text:span><text:span text:style-name="T2">.println (</text:span><text:span text:style-name="T7">"Ejercicio 2:"</text:span><text:span text:style-name="T2">);</text:span><text:span text:style-name="T8">//</text:span><text:span text:style-name="T10">esta</text:span><text:span text:style-name="T8"> </text:span><text:span text:style-name="T10">forma</text:span><text:span text:style-name="T8"> </text:span><text:span text:style-name="T10">de</text:span><text:span text:style-name="T8"> </text:span><text:span text:style-name="T10">resolverlo</text:span><text:span text:style-name="T8"> </text:span><text:span text:style-name="T10">la</text:span><text:span text:style-name="T8"> </text:span><text:span text:style-name="T10">encontré</text:span><text:span text:style-name="T8"> </text:span><text:span text:style-name="T10">en</text:span><text:span text:style-name="T8"> </text:span><text:span text:style-name="T10">internet</text:span><text:span text:style-name="T8"> y me </text:span><text:span text:style-name="T10">pareció</text:span><text:span text:style-name="T8"> </text:span><text:span text:style-name="T10">interesante</text:span><text:span text:style-name="T8"> </text:span><text:span text:style-name="T10">utilizarla</text:span><text:span text:style-name="T8"> </text:span><text:span text:style-name="T10">como</text:span><text:span text:style-name="T8"> </text:span><text:span text:style-name="T10">manera</text:span><text:span text:style-name="T8"> </text:span><text:span text:style-name="T10">rápida</text:span><text:span text:style-name="T8"> y </text:span><text:span text:style-name="T10">efectiva</text:span><text:span text:style-name="T8"> </text:span><text:span text:style-name="T10">de</text:span><text:span text:style-name="T8"> reso</text:span><text:span text:style-name="T9">lución</text:span></text:p>
      <text:p text:style-name="P1"><text:span text:style-name="T2"><text:s text:c="8"/></text:span></text:p>
      <text:p text:style-name="P1"><text:span text:style-name="T2"><text:s text:c="8"/>String </text:span><text:span text:style-name="T4">ejerCicio</text:span><text:span text:style-name="T2"> = </text:span><text:span text:style-name="T7">"hola que tal"</text:span><text:span text:style-name="T2">;</text:span></text:p>
      <text:p text:style-name="P1"><text:span text:style-name="T2"><text:s text:c="8"/></text:span></text:p>
      <text:p text:style-name="P1"><text:span text:style-name="T2"><text:s text:c="8"/>String </text:span><text:span text:style-name="T4">codiFicado</text:span><text:span text:style-name="T2"> = Base64.</text:span><text:span text:style-name="T3">getEncoder</text:span><text:span text:style-name="T2">().encodeToString(</text:span><text:span text:style-name="T4">ejerCicio</text:span><text:span text:style-name="T2">.getBytes());</text:span></text:p>
      <text:p text:style-name="P1"><text:span text:style-name="T2"><text:s text:c="8"/></text:span></text:p>
      <text:p text:style-name="P1"><text:span text:style-name="T2"><text:s text:c="8"/>System.</text:span><text:span text:style-name="T5">out</text:span><text:span text:style-name="T2">.println (</text:span><text:span text:style-name="T7">"String codificado:"</text:span><text:span text:style-name="T2"> + </text:span><text:span text:style-name="T4">codiFicado</text:span><text:span text:style-name="T2">);</text:span></text:p>
      <text:p text:style-name="P1"><text:span text:style-name="T2"><text:s text:c="8"/></text:span></text:p>
      <text:p text:style-name="P1"><text:span text:style-name="T2"><text:s text:c="8"/></text:span><text:span text:style-name="T1">byte</text:span><text:span text:style-name="T2"> </text:span><text:span text:style-name="T4">decodiFicado</text:span><text:span text:style-name="T2"> [] = Base64.</text:span><text:span text:style-name="T3">getDecoder</text:span><text:span text:style-name="T2">().decode(</text:span><text:span text:style-name="T4">codiFicado</text:span><text:span text:style-name="T2">);</text:span></text:p>
      <text:p text:style-name="P1"><text:span text:style-name="T2"><text:s text:c="8"/></text:span></text:p>
      <text:p text:style-name="P1"><text:span text:style-name="T2"><text:s text:c="8"/>String </text:span><text:span text:style-name="T4">nuevoString</text:span><text:span text:style-name="T2"> = </text:span><text:span text:style-name="T1">new</text:span><text:span text:style-name="T2"> String (</text:span><text:span text:style-name="T4">decodiFicado</text:span><text:span text:style-name="T2">);</text:span></text:p>
      <text:p text:style-name="P1"><text:span text:style-name="T2"><text:s text:c="8"/></text:span></text:p>
      <text:p text:style-name="P1"><text:span text:style-name="T2"><text:s text:c="8"/>System.</text:span><text:span text:style-name="T5">out</text:span><text:span text:style-name="T2">.println (</text:span><text:span text:style-name="T7">"String codificado y descodificado:"</text:span><text:span text:style-name="T2"> + </text:span><text:span text:style-name="T4">nuevoString</text:span><text:span text:style-name="T2">);</text:span></text:p>
      <text:p text:style-name="P1"><text:span text:style-name="T2"><text:tab/><text:tab/></text:span></text:p>
      <text:p text:style-name="P1"><text:span text:style-name="T2"><text:s text:c="8"/></text:span></text:p>
      <text:p text:style-name="P1"><text:span text:style-name="T2"><text:s text:c="8"/>System.</text:span><text:span text:style-name="T5">out</text:span><text:span text:style-name="T2">.println (</text:span><text:span text:style-name="T7">"Ejercicio 2:"</text:span><text:span text:style-name="T2">);</text:span></text:p>
      <text:p text:style-name="P1"><text:span text:style-name="T2"><text:s text:c="8"/></text:span></text:p>
      <text:p text:style-name="P1"><text:span text:style-name="T2"><text:s text:c="8"/>String </text:span><text:span text:style-name="T4">otraOpcion</text:span><text:span text:style-name="T2"> = </text:span><text:span text:style-name="T7">"estoy muy bien"</text:span><text:span text:style-name="T2">;</text:span></text:p>
      <text:p text:style-name="P1"><text:span text:style-name="T2"><text:s text:c="8"/>System.</text:span><text:span text:style-name="T5">out</text:span><text:span text:style-name="T2">.println (</text:span><text:span text:style-name="T4">otraOpcion</text:span><text:span text:style-name="T2">);</text:span></text:p>
      <text:p text:style-name="P1"><text:span text:style-name="T2"><text:s text:c="8"/></text:span></text:p>
      <text:p text:style-name="P1"><text:span text:style-name="T2"><text:s text:c="8"/></text:span><text:span text:style-name="T1">char</text:span><text:span text:style-name="T2"> </text:span><text:span text:style-name="T4">caracTeres</text:span><text:span text:style-name="T2"> [] = </text:span><text:span text:style-name="T4">otraOpcion</text:span><text:span text:style-name="T2">.toCharArray();</text:span></text:p>
      <text:p text:style-name="P1"><text:span text:style-name="T2"><text:s text:c="8"/></text:span><text:span text:style-name="T1">int</text:span><text:span text:style-name="T2"> </text:span><text:span text:style-name="T4">caracTeresCod</text:span><text:span text:style-name="T2"> [] = </text:span><text:span text:style-name="T1">new</text:span><text:span text:style-name="T2"> </text:span><text:span text:style-name="T1">int</text:span><text:span text:style-name="T2"> [14];</text:span></text:p>
      <text:p text:style-name="P1"><text:span text:style-name="T2"><text:s text:c="8"/></text:span><text:span text:style-name="T1">int</text:span><text:span text:style-name="T2"> </text:span><text:span text:style-name="T4">valorAscii</text:span><text:span text:style-name="T2"> = </text:span><text:span text:style-name="T7">'a'</text:span><text:span text:style-name="T2">;</text:span></text:p>
      <text:p text:style-name="P1"><text:span text:style-name="T2"><text:s text:c="8"/></text:span><text:span text:style-name="T1">char</text:span><text:span text:style-name="T2"> </text:span><text:span text:style-name="T4">leTra</text:span><text:span text:style-name="T2"> = (</text:span><text:span text:style-name="T1">char</text:span><text:span text:style-name="T2">)</text:span><text:span text:style-name="T4">valorAscii</text:span><text:span text:style-name="T2">;</text:span></text:p>
      <text:p text:style-name="P1"><text:span text:style-name="T2"><text:s text:c="8"/></text:span></text:p>
      <text:p text:style-name="P1"><text:span text:style-name="T2"><text:s text:c="8"/>System.</text:span><text:span text:style-name="T5">out</text:span><text:span text:style-name="T2">.println(</text:span><text:span text:style-name="T7">"Mensaje codificado:"</text:span><text:span text:style-name="T2">);</text:span></text:p>
      <text:p text:style-name="P1"><text:span text:style-name="T2"><text:s text:c="8"/></text:span></text:p>
      <text:p text:style-name="P1"><text:span text:style-name="T2"><text:s text:c="8"/></text:span><text:span text:style-name="T1">for</text:span><text:span text:style-name="T2"> (</text:span><text:span text:style-name="T1">int</text:span><text:span text:style-name="T2"> </text:span><text:span text:style-name="T4">i</text:span><text:span text:style-name="T2"> = 0; </text:span><text:span text:style-name="T4">i</text:span><text:span text:style-name="T2"> &lt; </text:span><text:span text:style-name="T4">caracTeres</text:span><text:span text:style-name="T2">.</text:span><text:span text:style-name="T6">length</text:span><text:span text:style-name="T2">; </text:span><text:span text:style-name="T4">i</text:span><text:span text:style-name="T2">++) {</text:span></text:p>
      <text:p text:style-name="P1"><text:span text:style-name="T2"><text:s text:c="8"/><text:tab/></text:span><text:span text:style-name="T4">valorAscii</text:span><text:span text:style-name="T2"> = </text:span><text:span text:style-name="T4">caracTeres</text:span><text:span text:style-name="T2"> [</text:span><text:span text:style-name="T4">i</text:span><text:span text:style-name="T2">];</text:span></text:p>
      <text:p text:style-name="P1"><text:span text:style-name="T2"><text:s text:c="8"/><text:tab/></text:span><text:span text:style-name="T4">caracTeresCod</text:span><text:span text:style-name="T2"> [</text:span><text:span text:style-name="T4">i</text:span><text:span text:style-name="T2">] = </text:span><text:span text:style-name="T4">valorAscii</text:span><text:span text:style-name="T2">;</text:span></text:p>
      <text:p text:style-name="P1"><text:span text:style-name="T2"><text:s text:c="8"/><text:tab/>System.</text:span><text:span text:style-name="T5">out</text:span><text:span text:style-name="T2">.println(</text:span><text:span text:style-name="T4">caracTeresCod</text:span><text:span text:style-name="T2">[</text:span><text:span text:style-name="T4">i</text:span><text:span text:style-name="T2">]);</text:span></text:p>
      <text:p text:style-name="P1"><text:span text:style-name="T2"><text:s text:c="8"/>}</text:span></text:p>
      <text:p text:style-name="P1"><text:span text:style-name="T2"><text:s text:c="8"/></text:span></text:p>
      <text:p text:style-name="P1"><text:span text:style-name="T2"><text:s text:c="8"/>System.</text:span><text:span text:style-name="T5">out</text:span><text:span text:style-name="T2">.println(</text:span><text:span text:style-name="T7">"Mensaje descodificado:"</text:span><text:span text:style-name="T2">);</text:span></text:p>
      <text:p text:style-name="P1"><text:span text:style-name="T2"><text:s text:c="8"/></text:span></text:p>
      <text:p text:style-name="P1"><text:span text:style-name="T2"><text:s text:c="8"/></text:span><text:span text:style-name="T1">for</text:span><text:span text:style-name="T2"> (</text:span><text:span text:style-name="T1">int</text:span><text:span text:style-name="T2"> </text:span><text:span text:style-name="T4">i</text:span><text:span text:style-name="T2"> = 0; </text:span><text:span text:style-name="T4">i</text:span><text:span text:style-name="T2"> &lt; </text:span><text:span text:style-name="T4">caracTeresCod</text:span><text:span text:style-name="T2">.</text:span><text:span text:style-name="T6">length</text:span><text:span text:style-name="T2">; </text:span><text:span text:style-name="T4">i</text:span><text:span text:style-name="T2">++) {</text:span></text:p>
      <text:p text:style-name="P1"><text:span text:style-name="T2"><text:s text:c="8"/><text:tab/></text:span><text:span text:style-name="T4">valorAscii</text:span><text:span text:style-name="T2"> = </text:span><text:span text:style-name="T4">caracTeresCod</text:span><text:span text:style-name="T2"> [</text:span><text:span text:style-name="T4">i</text:span><text:span text:style-name="T2">];</text:span></text:p>
      <text:p text:style-name="P1"><text:span text:style-name="T2"><text:s text:c="8"/><text:tab/></text:span><text:span text:style-name="T4">leTra</text:span><text:span text:style-name="T2"> = (</text:span><text:span text:style-name="T1">char</text:span><text:span text:style-name="T2">)</text:span><text:span text:style-name="T4">valorAscii</text:span><text:span text:style-name="T2">; <text:s text:c="6"/><text:tab/></text:span></text:p>
      <text:p text:style-name="P1"><text:span text:style-name="T2"><text:s text:c="8"/><text:tab/>System.</text:span><text:span text:style-name="T5">out</text:span><text:span text:style-name="T2">.println(</text:span><text:span text:style-name="T4">leTra</text:span><text:span text:style-name="T2">);</text:span></text:p>
      <text:p text:style-name="P1"><text:span text:style-name="T2"><text:s text:c="8"/>} <text:s/><text:tab/></text:span></text:p>
      <text:p text:style-name="P1"><text:span text:style-name="T2"><text:s text:c="8"/></text:span></text:p>
      <text:p text:style-name="P1"><text:span text:style-name="T2"><text:tab/>}</text:span></text:p>
      <text:p text:style-name="Standard"><text:span text:style-name="T2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08:50:38.616049228</meta:creation-date>
    <dc:date>2023-03-12T08:56:12.082708651</dc:date>
    <meta:editing-duration>PT5M39S</meta:editing-duration>
    <meta:editing-cycles>1</meta:editing-cycles>
    <meta:document-statistic meta:table-count="0" meta:image-count="0" meta:object-count="0" meta:page-count="3" meta:paragraph-count="152" meta:word-count="553" meta:character-count="4480" meta:non-whitespace-character-count="3026"/>
    <meta:generator>LibreOffice/7.0.4.2$Linux_X86_64 LibreOffice_project/00$Build-2</meta:generator>
  </office:meta>
</office:document-meta>
</file>